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Liberation Serif" fo:font-size="12pt" officeooo:rsid="0015d8be" officeooo:paragraph-rsid="0015d8be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6d990" officeooo:paragraph-rsid="0016d990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officeooo:rsid="0015d8be" officeooo:paragraph-rsid="0015d8b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is implementacji aplikacji</text:p>
      <text:p text:style-name="P1"/>
      <text:p text:style-name="P1"><text:bookmark text:name="page116R_mcid2"/>Etapem finalizującym realizację systemu jest jego implementacja. Rozdział opisuje <text:line-break/>końcową aplikację będącą wdrożeniem projektu opisanego w pracy </text:p>
      <text:p text:style-name="P1"/>
      <text:p text:style-name="P3">Spis modułów aplikacji:</text:p>
      <text:p text:style-name="P3"/>
      <text:p text:style-name="P1">pkt.1 moduł odbywania kursów</text:p>
      <text:p text:style-name="P1">pkt.2 moduł sklepu</text:p>
      <text:p text:style-name="P1">pkt.3 moduł free play</text:p>
      <text:p text:style-name="P1">pkt.4 moduł rejestracji postępów</text:p>
      <text:p text:style-name="P1">pkt. 5 moduł osiągnięć</text:p>
      <text:p text:style-name="P1">pkt.6 system grywalizacji(w nim opisane będzie system monet, osiągnięć, odblokowywania kolejnych kursów)</text:p>
      <text:p text:style-name="P1"/>
      <text:p text:style-name="P3">Opis modułów aplikacji</text:p>
      <text:p text:style-name="P1"/>
      <text:p text:style-name="P1">opis słowny</text:p>
      <text:p text:style-name="P1">lista wymagań fun. i niefun.</text:p>
      <text:p text:style-name="P1"/>
      <text:p text:style-name="P2"><text:span text:style-name="T1">Model danych</text:span> tylko do rejetracji postępów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8:55:58.491000000</meta:creation-date>
    <dc:date>2021-11-22T19:26:09.459000000</dc:date>
    <meta:editing-duration>PT9M50S</meta:editing-duration>
    <meta:editing-cycles>1</meta:editing-cycles>
    <meta:document-statistic meta:table-count="0" meta:image-count="0" meta:object-count="0" meta:page-count="1" meta:paragraph-count="13" meta:word-count="70" meta:character-count="524" meta:non-whitespace-character-count="465"/>
    <meta:generator>LibreOffice/7.2.2.2$Windows_X86_64 LibreOffice_project/02b2acce88a210515b4a5bb2e46cbfb63fe97d56</meta:generator>
  </office:meta>
</office:document-meta>
</file>